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9.66pt"/>
    </style:style>
    <style:style style:name="co2" style:family="table-column">
      <style:table-column-properties fo:break-before="auto" style:column-width="81.81pt"/>
    </style:style>
    <style:style style:name="co3" style:family="table-column">
      <style:table-column-properties fo:break-before="auto" style:column-width="78.69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69.4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04pt"/>
    </style:style>
    <style:style style:name="co8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aram changes</text:p>
          </table:table-cell>
          <table:table-cell office:value-type="string" calcext:value-type="string">
            <text:p>Training Perf</text:p>
          </table:table-cell>
          <table:table-cell/>
          <table:table-cell office:value-type="string" calcext:value-type="string">
            <text:p>Testing Perf</text:p>
          </table:table-cell>
          <table:table-cell table:number-columns-repeated="2"/>
          <table:table-cell office:value-type="string" calcext:value-type="string">
            <text:p>Param Changes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ing Loss</text:p>
          </table:table-cell>
        </table:table-row>
        <table:table-row table:style-name="ro1">
          <table:table-cell/>
          <table:table-cell office:value-type="string" calcext:value-type="string">
            <text:p>Func Loss</text:p>
          </table:table-cell>
          <table:table-cell office:value-type="string" calcext:value-type="string">
            <text:p>Seq Loss</text:p>
          </table:table-cell>
          <table:table-cell office:value-type="string" calcext:value-type="string">
            <text:p>Func Loss</text:p>
          </table:table-cell>
          <table:table-cell office:value-type="string" calcext:value-type="string">
            <text:p>Seq Loss</text:p>
          </table:table-cell>
          <table:table-cell/>
          <table:table-cell office:value-type="string" calcext:value-type="string">
            <text:p>no conv layer</text:p>
          </table:table-cell>
          <table:table-cell office:value-type="float" office:value="0.0004686452" calcext:value-type="float">
            <text:p>0.0004686452</text:p>
          </table:table-cell>
          <table:table-cell office:value-type="float" office:value="0.00018444" calcext:value-type="float">
            <text:p>0.00018444</text:p>
          </table:table-cell>
        </table:table-row>
        <table:table-row table:style-name="ro1">
          <table:table-cell/>
          <table:table-cell office:value-type="float" office:value="0.00063555" calcext:value-type="float">
            <text:p>0.00063555</text:p>
          </table:table-cell>
          <table:table-cell office:value-type="float" office:value="0.00061713" calcext:value-type="float">
            <text:p>0.00061713</text:p>
          </table:table-cell>
          <table:table-cell office:value-type="float" office:value="0.0002576" calcext:value-type="float">
            <text:p>0.0002576</text:p>
          </table:table-cell>
          <table:table-cell office:value-type="float" office:value="0.0002245" calcext:value-type="float">
            <text:p>0.0002245</text:p>
          </table:table-cell>
          <table:table-cell/>
          <table:table-cell office:value-type="string" calcext:value-type="string">
            <text:p>2 epochs </text:p>
          </table:table-cell>
          <table:table-cell office:value-type="float" office:value="0.000436036" calcext:value-type="float">
            <text:p>0.000436036</text:p>
          </table:table-cell>
          <table:table-cell office:value-type="float" office:value="0.000197567" calcext:value-type="float">
            <text:p>0.000197567</text:p>
          </table:table-cell>
        </table:table-row>
        <table:table-row table:style-name="ro1">
          <table:table-cell/>
          <table:table-cell office:value-type="float" office:value="0.0006923" calcext:value-type="float">
            <text:p>0.0006923</text:p>
          </table:table-cell>
          <table:table-cell office:value-type="float" office:value="0.00061639" calcext:value-type="float">
            <text:p>0.00061639</text:p>
          </table:table-cell>
          <table:table-cell office:value-type="float" office:value="0.00027681" calcext:value-type="float">
            <text:p>0.00027681</text:p>
          </table:table-cell>
          <table:table-cell office:value-type="float" office:value="0.00022339" calcext:value-type="float">
            <text:p>0.00022339</text:p>
          </table:table-cell>
          <table:table-cell/>
          <table:table-cell office:value-type="string" calcext:value-type="string">
            <text:p>remove lstm2</text:p>
          </table:table-cell>
          <table:table-cell office:value-type="float" office:value="0.000300144" calcext:value-type="float">
            <text:p>0.000300144</text:p>
          </table:table-cell>
          <table:table-cell office:value-type="float" office:value="0.000110766" calcext:value-type="float">
            <text:p>0.000110766</text:p>
          </table:table-cell>
        </table:table-row>
        <table:table-row table:style-name="ro1">
          <table:table-cell office:value-type="string" calcext:value-type="string">
            <text:p>seq_len =&gt; 100</text:p>
          </table:table-cell>
          <table:table-cell office:value-type="float" office:value="0.0011203" calcext:value-type="float">
            <text:p>0.0011203</text:p>
          </table:table-cell>
          <table:table-cell office:value-type="float" office:value="0.0016529" calcext:value-type="float">
            <text:p>0.0016529</text:p>
          </table:table-cell>
          <table:table-cell office:value-type="float" office:value="0.00064432" calcext:value-type="float">
            <text:p>0.00064432</text:p>
          </table:table-cell>
          <table:table-cell office:value-type="float" office:value="0.00098371" calcext:value-type="float">
            <text:p>0.00098371</text:p>
          </table:table-cell>
          <table:table-cell/>
          <table:table-cell office:value-type="string" calcext:value-type="string">
            <text:p>remove dropout2,lstm3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0115397" calcext:value-type="float">
            <text:p>0.000115397</text:p>
          </table:table-cell>
        </table:table-row>
        <table:table-row table:style-name="ro1">
          <table:table-cell office:value-type="string" calcext:value-type="string">
            <text:p>seq_len=&gt; 200 </text:p>
          </table:table-cell>
          <table:table-cell office:value-type="float" office:value="0.00195568" calcext:value-type="float">
            <text:p>0.00195568</text:p>
          </table:table-cell>
          <table:table-cell office:value-type="float" office:value="0.0015416" calcext:value-type="float">
            <text:p>0.0015416</text:p>
          </table:table-cell>
          <table:table-cell office:value-type="float" office:value="0.0005638" calcext:value-type="float">
            <text:p>0.0005638</text:p>
          </table:table-cell>
          <table:table-cell office:value-type="float" office:value="0.00074929" calcext:value-type="float">
            <text:p>0.0007492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 style:data-style-name="N2" text:time-value="11:42:01.983833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9:40:02.366467586</meta:creation-date>
    <dc:date>2019-04-17T12:29:47.279122822</dc:date>
    <meta:editing-duration>P3DT1H55M10S</meta:editing-duration>
    <meta:editing-cycles>18</meta:editing-cycles>
    <meta:generator>LibreOffice/6.0.7.3$Linux_X86_64 LibreOffice_project/00m0$Build-3</meta:generator>
    <meta:document-statistic meta:table-count="1" meta:cell-count="40" meta:object-count="0"/>
  </office:meta>
</office:document-meta>
</file>